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9.9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midnightblue-title">
      <style:graphic-properties draw:auto-grow-height="true" fo:min-height="2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T1" style:family="text">
      <style:text-properties fo:color="#bc7a00"/>
    </style:style>
    <style:style style:name="T2" style:family="text">
      <style:text-properties fo:color="#000000"/>
    </style:style>
    <style:style style:name="T3" style:family="text">
      <style:text-properties fo:color="#008000"/>
    </style:style>
    <style:style style:name="T4" style:family="text">
      <style:text-properties fo:color="#ba2121"/>
    </style:style>
    <style:style style:name="T5" style:family="text">
      <style:text-properties fo:color="#408080"/>
    </style:style>
    <style:style style:name="T6" style:family="text">
      <style:text-properties fo:color="#666666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19177c"/>
    </style:style>
    <style:style style:name="T9" style:family="text">
      <style:text-properties fo:color="#7d902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0cm" svg:height="2cm" svg:x="1.4cm" svg:y="2.57cm" presentation:class="title" presentation:placeholder="true" presentation:user-transformed="true">
          <draw:text-box/>
        </draw:frame>
        <draw:frame presentation:style-name="pr2" draw:text-style-name="P1" draw:layer="layout" svg:width="26cm" svg:height="14cm" svg:x="1cm" svg:y="5.5cm" presentation:class="subtitle" presentation:user-transformed="true">
          <draw:text-box>
            <text:p>COMPARTIENDO CÓDIGO CON COMPOSER</text:p>
            <text:p>Aritz Iribarr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TRODUCCIÓN</text:p>
          </draw:text-box>
        </draw:frame>
        <draw:frame draw:style-name="gr2" draw:text-style-name="P2" draw:layer="layout" svg:width="0.502cm" svg:height="0.962cm" svg:x="3.4cm" svg:y="7.2cm">
          <draw:text-box>
            <text:p/>
          </draw:text-box>
        </draw:frame>
        <draw:frame draw:style-name="gr3" draw:text-style-name="P2" draw:layer="layout" svg:width="25.2cm" svg:height="11.627cm" svg:x="1.4cm" svg:y="6.6cm">
          <draw:text-box>
            <text:p><text:span text:style-name="T1"/></text:p>
            <text:p><text:span text:style-name="T1">&lt;?php</text:span></text:p>
            <text:p><text:span text:style-name="T2"/></text:p>
            <text:p><text:span text:style-name="T3">define</text:span><text:span text:style-name="T2">(</text:span><text:span text:style-name="T4">"FILEPATH"</text:span><text:span text:style-name="T2">, </text:span><text:span text:style-name="T4">"/var/tmp/error.txt"</text:span><text:span text:style-name="T2">);</text:span></text:p>
            <text:p><text:span text:style-name="T2"/></text:p>
            <text:p><text:span text:style-name="T3">while</text:span><text:span text:style-name="T2"> (</text:span><text:span text:style-name="T3">true</text:span><text:span text:style-name="T2">) {</text:span></text:p>
            <text:p><text:span text:style-name="T2"><text:s text:c="4"/></text:span><text:span text:style-name="T3">if</text:span><text:span text:style-name="T2"> (</text:span><text:span text:style-name="T3">file_exists</text:span><text:span text:style-name="T2">(FILEPATH)) {</text:span></text:p>
            <text:p><text:span text:style-name="T2"><text:s text:c="8"/></text:span><text:span text:style-name="T5">//TODO send email</text:span></text:p>
            <text:p><text:span text:style-name="T2"><text:s text:c="8"/></text:span><text:span text:style-name="T5">//TODO send slack notificacion</text:span></text:p>
            <text:p><text:span text:style-name="T2"><text:s text:c="8"/></text:span><text:span text:style-name="T3">sleep</text:span><text:span text:style-name="T2">(</text:span><text:span text:style-name="T6">600</text:span><text:span text:style-name="T2">);</text:span></text:p>
            <text:p><text:span text:style-name="T2"><text:s text:c="4"/></text:span><text:span text:style-name="T2">} </text:span><text:span text:style-name="T3">else</text:span><text:span text:style-name="T2"> {</text:span></text:p>
            <text:p><text:span text:style-name="T2"><text:s text:c="8"/></text:span><text:span text:style-name="T5">//wait 30 seconds to check again</text:span></text:p>
            <text:p><text:span text:style-name="T2"><text:s text:c="8"/></text:span><text:span text:style-name="T3">sleep</text:span><text:span text:style-name="T2">(</text:span><text:span text:style-name="T6">30</text:span><text:span text:style-name="T2">);</text:span></text:p>
            <text:p><text:span text:style-name="T2"><text:s text:c="4"/></text:span><text:span text:style-name="T2">}</text:span></text:p>
            <text:p><text:span text:style-name="T2">}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N EL PASADO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/>Web</text:p>
              </text:list-item>
              <text:list-item>
                <text:p><text:s/>https://www.phpclasses.org/ </text:p>
              </text:list-item>
              <text:list-item>
                <text:p><text:s/>Soluciones propias(plugin, modules, components etc)</text:p>
              </text:list-item>
              <text:list-item>
                <text:p><text:s/>PEAR</text:p>
                <text:p/>
                <text:p>PROBLEMAS</text:p>
                <text:p/>
              </text:list-item>
              <text:list-item>
                <text:p>Dependecias</text:p>
              </text:list-item>
              <text:list-item>
                <text:p>Mantenimiento</text:p>
              </text:list-item>
              <text:list-item>
                <text:p>Instalacion global (PEAR)</text:p>
              </text:list-item>
              <text:list-item>
                <text:p>Incompatibilidad entre frameworks</text:p>
              </text:list-item>
              <text:list-item>
                <text:p>Autolo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Composer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Gestor de paquetes a nivel de aplicación</text:p>
              </text:list-item>
              <text:list-item>
                <text:p>Gestión de dependencias</text:p>
              </text:list-item>
              <text:list-item>
                <text:p>Inspirado en npm de node.js y bundler de ruby</text:p>
              </text:list-item>
              <text:list-item>
                <text:p>Repositorio de paquetes packagist.org</text:p>
              </text:list-item>
              <text:list-item>
                <text:p>Autoload (PSR-0, PSR-4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ación</text:p>
          </draw:text-box>
        </draw:frame>
        <draw:frame draw:style-name="gr4" draw:text-style-name="P2" draw:layer="layout" svg:width="27cm" svg:height="0.962cm" svg:x="0.6cm" svg:y="4.8cm">
          <draw:text-box>
            <text:p/>
          </draw:text-box>
        </draw:frame>
        <draw:frame draw:style-name="gr4" draw:text-style-name="P2" draw:layer="layout" svg:width="27.2cm" svg:height="0.962cm" svg:x="0.4cm" svg:y="5.2cm">
          <draw:text-box>
            <text:p><text:span text:style-name="T2">En la terminal</text:span></text:p>
          </draw:text-box>
        </draw:frame>
        <draw:frame draw:style-name="gr5" draw:text-style-name="P2" draw:layer="layout" svg:width="26.6cm" svg:height="7.361cm" svg:x="0.8cm" svg:y="6.8cm">
          <draw:text-box>
            <text:p><text:span text:style-name="T2">php</text:span><text:span text:style-name="T4"> -r "copy('https://getcomposer.org/installer', 'composer-setup.php</text:span><text:span text:style-name="T2">');"</text:span></text:p>
            <text:p><text:span text:style-name="T2"/></text:p>
            <text:p><text:span text:style-name="T2">php</text:span><text:span text:style-name="T4"> -r "if (hash_file('SHA384', 'composer-setup.php') === '544e09ee996cdf60ece3804abc52599c22b1f40f4323403c44d44fdfdd586475ca9813a858088ffbc1f233e9b180f061') { echo 'Installer verified'; } else { echo 'Installer corrupt'; unlink('composer-setup.php'); } echo PHP_E</text:span><text:span text:style-name="T2">OL;"</text:span></text:p>
            <text:p><text:span text:style-name="T2"/></text:p>
            <text:p><text:span text:style-name="T2">php composer-setup.php</text:span></text:p>
            <text:p><text:span text:style-name="T2"/></text:p>
            <text:p><text:span text:style-name="T2">php</text:span><text:span text:style-name="T4"> -r "unlink('composer-setup.php</text:span><text:span text:style-name="T2">'</text:span>);"</text:p>
          </draw:text-box>
        </draw:frame>
        <draw:frame draw:style-name="gr6" draw:text-style-name="P2" draw:layer="layout" svg:width="26.8cm" svg:height="3.806cm" svg:x="0.4cm" svg:y="15cm">
          <draw:text-box>
            <text:p>Opciones para composer-setup.php</text:p>
            <text:p/>
            <text:p>--install-dir</text:p>
            <text:p>--filename</text:p>
            <text:p>--ver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stalando una librería</text:p>
          </draw:text-box>
        </draw:frame>
        <draw:frame draw:style-name="gr5" draw:text-style-name="P2" draw:layer="layout" svg:width="24cm" svg:height="0.962cm" svg:x="2cm" svg:y="6.4cm">
          <draw:text-box>
            <text:p><text:span text:style-name="T2">composer require swiftmailer/swiftmailer</text:span></text:p>
          </draw:text-box>
        </draw:frame>
        <draw:frame presentation:style-name="pr6" draw:layer="layout" svg:width="26cm" svg:height="3.8cm" svg:x="0.5cm" svg:y="8.9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composer.json</text:span></text:p>
              </text:list-item>
              <text:list-item>
                <text:p><text:span text:style-name="T7">composer.lock</text:span></text:p>
                <text:p/>
              </text:list-item>
            </text:list>
          </draw:text-box>
        </draw:frame>
        <draw:frame draw:style-name="gr5" draw:text-style-name="P2" draw:layer="layout" svg:width="25.2cm" svg:height="3.806cm" svg:x="1.8cm" svg:y="13.9cm">
          <draw:text-box>
            <text:p><text:span text:style-name="T2">{</text:span></text:p>
            <text:p><text:span text:style-name="T2"><text:s text:c="4"/></text:span><text:span text:style-name="T3">"require"</text:span><text:span text:style-name="T2">: {</text:span></text:p>
            <text:p><text:span text:style-name="T2"><text:s text:c="8"/></text:span><text:span text:style-name="T3">"swiftmailer/swiftmailer"</text:span><text:span text:style-name="T2">: </text:span><text:span text:style-name="T4">"dev-master"</text:span></text:p>
            <text:p><text:span text:style-name="T2"><text:s text:c="4"/></text:span><text:span text:style-name="T2">}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Usando la libreria</text:p>
          </draw:text-box>
        </draw:frame>
        <draw:frame draw:style-name="gr7" draw:text-style-name="P2" draw:layer="layout" svg:width="12.6cm" svg:height="0.962cm" svg:x="0.4cm" svg:y="4.8cm">
          <draw:text-box>
            <text:p/>
          </draw:text-box>
        </draw:frame>
        <draw:frame draw:style-name="gr4" draw:text-style-name="P4" draw:layer="layout" svg:width="26.8cm" svg:height="13.049cm" svg:x="0.8cm" svg:y="5.2cm">
          <draw:text-box>
            <text:p text:style-name="P3"><text:span text:style-name="T1">&lt;?php</text:span></text:p>
            <text:p text:style-name="P3"><text:span text:style-name="T2"/></text:p>
            <text:p text:style-name="P3"><text:span text:style-name="T3">require</text:span><text:span text:style-name="T2"> </text:span><text:span text:style-name="T4">'vendor/autoload.php'</text:span><text:span text:style-name="T2">;</text:span></text:p>
            <text:p text:style-name="P3"><text:span text:style-name="T2"/></text:p>
            <text:p text:style-name="P3"><text:span text:style-name="T3">define</text:span><text:span text:style-name="T2">(</text:span><text:span text:style-name="T4">"FILEPATH"</text:span><text:span text:style-name="T2">, </text:span><text:span text:style-name="T4">"/var/tmp/error.txt"</text:span><text:span text:style-name="T2">);</text:span></text:p>
            <text:p text:style-name="P3"><text:span text:style-name="T2"/></text:p>
            <text:p text:style-name="P3"><text:span text:style-name="T5">// Create the Transport</text:span></text:p>
            <text:p text:style-name="P3"><text:span text:style-name="T8">$transport</text:span><text:span text:style-name="T2"> </text:span><text:span text:style-name="T6">=</text:span><text:span text:style-name="T2"> </text:span><text:span text:style-name="T3">new</text:span><text:span text:style-name="T2"> Swift_SendmailTransport(</text:span><text:span text:style-name="T4">'/usr/sbin/sendmail -bs'</text:span><text:span text:style-name="T2">);</text:span></text:p>
            <text:p text:style-name="P3"><text:span text:style-name="T2"/></text:p>
            <text:p text:style-name="P3"><text:span text:style-name="T8">$mailer</text:span><text:span text:style-name="T2"> </text:span><text:span text:style-name="T6">=</text:span><text:span text:style-name="T2"> </text:span><text:span text:style-name="T3">new</text:span><text:span text:style-name="T2"> Swift_Mailer(</text:span><text:span text:style-name="T8">$transport</text:span><text:span text:style-name="T2">);</text:span></text:p>
            <text:p text:style-name="P3"><text:span text:style-name="T2"/></text:p>
            <text:p text:style-name="P3"><text:span text:style-name="T3">while</text:span><text:span text:style-name="T2"> (</text:span><text:span text:style-name="T3">true</text:span><text:span text:style-name="T2">) {</text:span></text:p>
            <text:p text:style-name="P3"><text:span text:style-name="T2"><text:s text:c="4"/></text:span><text:span text:style-name="T3">if</text:span><text:span text:style-name="T2"> (</text:span><text:span text:style-name="T3">file_exists</text:span><text:span text:style-name="T2">(FILEPATH)) {</text:span></text:p>
            <text:p text:style-name="P3"><text:span text:style-name="T2"><text:s text:c="8"/></text:span><text:span text:style-name="T3">echo</text:span><text:span text:style-name="T2"> </text:span><text:span text:style-name="T4">"Error! enviando notificacion..."</text:span><text:span text:style-name="T6">.</text:span><text:span text:style-name="T2">PHP_EOL;</text:span></text:p>
            <text:p text:style-name="P3"><text:span text:style-name="T2"><text:s text:c="8"/></text:span><text:span text:style-name="T5">//send email</text:span></text:p>
            <text:p text:style-name="P3"><text:span text:style-name="T2"><text:s text:c="8"/></text:span><text:span text:style-name="T8">$message</text:span><text:span text:style-name="T2"> </text:span><text:span text:style-name="T6">=</text:span><text:span text:style-name="T2"> (</text:span><text:span text:style-name="T3">new</text:span><text:span text:style-name="T2"> Swift_Message(</text:span><text:span text:style-name="T4">'Alerta!'</text:span><text:span text:style-name="T2">))</text:span></text:p>
            <text:p text:style-name="P3"><text:span text:style-name="T2"><text:s text:c="12"/></text:span><text:span text:style-name="T6">-&gt;</text:span><text:span text:style-name="T9">setFrom</text:span><text:span text:style-name="T2">([</text:span><text:span text:style-name="T4">'alertas@alertas.com'</text:span><text:span text:style-name="T2"> </text:span><text:span text:style-name="T6">=&gt;</text:span><text:span text:style-name="T2"> </text:span><text:span text:style-name="T4">'Mr Alerta'</text:span><text:span text:style-name="T2">])</text:span></text:p>
            <text:p text:style-name="P3"><text:span text:style-name="T2"><text:s text:c="12"/></text:span><text:span text:style-name="T6">-&gt;</text:span><text:span text:style-name="T9">setTo</text:span><text:span text:style-name="T2">([</text:span><text:span text:style-name="T4">'recibir@notificaciones.com'</text:span><text:span text:style-name="T2">])</text:span></text:p>
            <text:p text:style-name="P3"><text:span text:style-name="T2"><text:s text:c="12"/></text:span><text:span text:style-name="T6">-&gt;</text:span><text:span text:style-name="T9">setBody</text:span><text:span text:style-name="T2">(</text:span><text:span text:style-name="T4">'Parece que algo ha generado un error!'</text:span><text:span text:style-name="T2">)</text:span></text:p>
            <text:p text:style-name="P3"><text:span text:style-name="T2"><text:s text:c="8"/></text:span><text:span text:style-name="T2">;</text:span></text:p>
            <text:p text:style-name="P3"><text:span text:style-name="T2"><text:s text:c="8"/></text:span><text:span text:style-name="T8">$result</text:span><text:span text:style-name="T2"> <text:s text:c="2"/></text:span><text:span text:style-name="T6">=</text:span><text:span text:style-name="T2"> </text:span><text:span text:style-name="T8">$mailer</text:span><text:span text:style-name="T6">-&gt;</text:span><text:span text:style-name="T9">send</text:span><text:span text:style-name="T2">(</text:span><text:span text:style-name="T8">$message</text:span><text:span text:style-name="T2">);</text:span></text:p>
            <text:p text:style-name="P3"><text:span text:style-name="T2"><text:s text:c="8"/></text:span><text:span text:style-name="T5">//send slack notificacion</text:span></text:p>
            <text:p text:style-name="P3"><text:span text:style-name="T2"><text:s text:c="4"/></text:span><text:span text:style-name="T2">} </text:span><text:span text:style-name="T3">else</text:span><text:span text:style-name="T2"> {</text:span></text:p>
            <text:p text:style-name="P3"><text:span text:style-name="T2"><text:s text:c="8"/></text:span><text:span text:style-name="T5">//wait 30 seconds to check again</text:span></text:p>
            <text:p text:style-name="P3"><text:span text:style-name="T2"><text:s text:c="8"/></text:span><text:span text:style-name="T3">sleep</text:span><text:span text:style-name="T2">(</text:span><text:span text:style-name="T6">30</text:span><text:span text:style-name="T2">);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itz </meta:initial-creator>
    <meta:creation-date>2017-10-24T07:08:34.232649943</meta:creation-date>
    <dc:date>2017-10-24T08:27:22.449113046</dc:date>
    <dc:creator>aritz </dc:creator>
    <meta:editing-duration>PT16M19S</meta:editing-duration>
    <meta:editing-cycles>2</meta:editing-cycles>
    <meta:generator>LibreOffice/5.1.6.2$Linux_X86_64 LibreOffice_project/10m0$Build-2</meta:generator>
    <meta:document-statistic meta:object-count="70"/>
  </office:meta>
</office:document-meta>
</file>